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1.0252in"/>
    </style:style>
    <style:style style:name="ro3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4b183"/>
    </style:style>
  </office:automatic-styles>
  <office:body>
    <office:spreadsheet>
      <table:table table:name="Sheet1" table:style-name="ta1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row table:style-name="ro2">
          <table:table-cell office:value-type="string">
            <text:p>City 1</text:p>
          </table:table-cell>
          <table:table-cell office:value-type="string">
            <text:p>City 2</text:p>
          </table:table-cell>
          <table:table-cell office:value-type="string">
            <text:p>MS</text:p>
          </table:table-cell>
        </table:table-row>
        <table:table-row table:style-name="ro2">
          <table:table-cell table:style-name="ce1" office:value-type="string">
            <text:p>Berlin</text:p>
          </table:table-cell>
          <table:table-cell table:style-name="ce1" office:value-type="string">
            <text:p>Hamburg</text:p>
          </table:table-cell>
          <table:table-cell table:style-name="ce2" office:value-type="float" office:value="6.79605122421383">
            <text:p>6.796051224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Munchen</text:p>
          </table:table-cell>
          <table:table-cell office:value-type="float" office:value="3.57371767211681">
            <text:p>3.573717672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Koln</text:p>
          </table:table-cell>
          <table:table-cell office:value-type="float" office:value="3.38067752085288">
            <text:p>3.3806775209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Frankfurt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Stuttgart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Dusseldorf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Leipzig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Dortmund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Esse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Default" office:value-type="string">
            <text:p>Hamburg</text:p>
          </table:table-cell>
          <table:table-cell table:style-name="Default" office:value-type="string">
            <text:p>Berlin</text:p>
          </table:table-cell>
          <table:table-cell table:style-name="ce2" office:value-type="float" office:value="6.79605122421383">
            <text:p>6.7960512242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Munchen</text:p>
          </table:table-cell>
          <table:table-cell office:value-type="float" office:value="4.3310290347676">
            <text:p>4.3310290348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Koln</text:p>
          </table:table-cell>
          <table:table-cell office:value-type="float" office:value="2.52790674274191">
            <text:p>2.5279067427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Frankfurt</text:p>
          </table:table-cell>
          <table:table-cell office:value-type="float" office:value="2.78105097040669">
            <text:p>2.78105097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Stuttgart</text:p>
          </table:table-cell>
          <table:table-cell office:value-type="float" office:value="3.77170757084904">
            <text:p>3.7717075708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usseldorf</text:p>
          </table:table-cell>
          <table:table-cell office:value-type="float" office:value="2.39002092041053">
            <text:p>2.39002092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Leipzig</text:p>
          </table:table-cell>
          <table:table-cell office:value-type="float" office:value="2.07818682990726">
            <text:p>2.0781868299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ortmund</text:p>
          </table:table-cell>
          <table:table-cell office:value-type="float" office:value="2.00889036535098">
            <text:p>2.008890365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Essen</text:p>
          </table:table-cell>
          <table:table-cell office:value-type="float" office:value="2.18566706064762">
            <text:p>2.1856670606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Berlin</text:p>
          </table:table-cell>
          <table:table-cell office:value-type="float" office:value="3.57371767211681">
            <text:p>3.5737176721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Hamburg</text:p>
          </table:table-cell>
          <table:table-cell office:value-type="float" office:value="4.3310290347676">
            <text:p>4.3310290348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Koln</text:p>
          </table:table-cell>
          <table:table-cell office:value-type="float" office:value="3.23006377646015">
            <text:p>3.230063776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Frankfurt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Stuttgart</text:p>
          </table:table-cell>
          <table:table-cell office:value-type="float" office:value="1.35057395206631">
            <text:p>1.3505739521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Dusseldorf</text:p>
          </table:table-cell>
          <table:table-cell office:value-type="float" office:value="3.44997398540917">
            <text:p>3.4499739854</text:p>
          </table:table-cell>
        </table:table-row>
        <table:table-row table:style-name="ro2">
          <table:table-cell table:style-name="ce2" office:value-type="string">
            <text:p>Munchen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Dortmund</text:p>
          </table:table-cell>
          <table:table-cell office:value-type="float" office:value="3.37855620050932">
            <text:p>3.378556200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Essen</text:p>
          </table:table-cell>
          <table:table-cell office:value-type="float" office:value="3.48957196515561">
            <text:p>3.4895719652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Berlin</text:p>
          </table:table-cell>
          <table:table-cell office:value-type="float" office:value="3.38067752085288">
            <text:p>3.3806775209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Hamburg</text:p>
          </table:table-cell>
          <table:table-cell office:value-type="float" office:value="2.52790674274191">
            <text:p>2.5279067427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Munchen</text:p>
          </table:table-cell>
          <table:table-cell office:value-type="float" office:value="3.23006377646015">
            <text:p>3.2300637765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Frankfurt</text:p>
          </table:table-cell>
          <table:table-cell office:value-type="float" office:value="1.0825804819966">
            <text:p>1.082580482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Stuttgart</text:p>
          </table:table-cell>
          <table:table-cell office:value-type="float" office:value="2.03717463659844">
            <text:p>2.0371746366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Dusseldorf</text:p>
          </table:table-cell>
          <table:table-cell office:value-type="float" office:value="0.249184429690139">
            <text:p>0.2491844297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Leipzig</text:p>
          </table:table-cell>
          <table:table-cell office:value-type="float" office:value="2.69407683632075">
            <text:p>2.6940768363</text:p>
          </table:table-cell>
        </table:table-row>
        <table:table-row table:style-name="ro2">
          <table:table-cell table:style-name="ce2" office:value-type="string">
            <text:p>Kol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521844804515672">
            <text:p>0.5218448045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Esse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Berlin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Hamburg</text:p>
          </table:table-cell>
          <table:table-cell office:value-type="float" office:value="2.78105097040669">
            <text:p>2.7810509704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Koln</text:p>
          </table:table-cell>
          <table:table-cell office:value-type="float" office:value="1.0825804819966">
            <text:p>1.08258048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Stuttga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usseldorf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table:style-name="ce2" office:value-type="string">
            <text:p>Frankfu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ortmund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Essen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Berlin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Hamburg</text:p>
          </table:table-cell>
          <table:table-cell office:value-type="float" office:value="3.77170757084904">
            <text:p>3.7717075708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Koln</text:p>
          </table:table-cell>
          <table:table-cell office:value-type="float" office:value="2.03717463659844">
            <text:p>2.0371746366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Frankfu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usseldorf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table:style-name="ce2" office:value-type="string">
            <text:p>Stuttga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ortmund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Essen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Berlin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Hamburg</text:p>
          </table:table-cell>
          <table:table-cell office:value-type="float" office:value="2.39002092041053">
            <text:p>2.390020920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Munchen</text:p>
          </table:table-cell>
          <table:table-cell office:value-type="float" office:value="3.44997398540917">
            <text:p>3.449973985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Koln</text:p>
          </table:table-cell>
          <table:table-cell office:value-type="float" office:value="0.249184429690139">
            <text:p>0.2491844297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Frankfurt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Stuttgart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Leipzig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table:style-name="ce2" office:value-type="string">
            <text:p>Dusseldorf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Essen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Berlin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Hamburg</text:p>
          </table:table-cell>
          <table:table-cell office:value-type="float" office:value="2.07818682990726">
            <text:p>2.0781868299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Munchen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Koln</text:p>
          </table:table-cell>
          <table:table-cell office:value-type="float" office:value="2.69407683632075">
            <text:p>2.694076836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Frankfurt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Stuttgart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usseldorf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ortmund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Essen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Berlin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Hamburg</text:p>
          </table:table-cell>
          <table:table-cell office:value-type="float" office:value="2.00889036535098">
            <text:p>2.008890365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Munchen</text:p>
          </table:table-cell>
          <table:table-cell office:value-type="float" office:value="3.37855620050932">
            <text:p>3.378556200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Koln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Frankfu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Stuttga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Dusseldorf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Leipzig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table:style-name="ce2" office:value-type="string">
            <text:p>Essen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Berli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Hamburg</text:p>
          </table:table-cell>
          <table:table-cell office:value-type="float" office:value="2.18566706064762">
            <text:p>2.1856670606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Munchen</text:p>
          </table:table-cell>
          <table:table-cell office:value-type="float" office:value="3.48957196515561">
            <text:p>3.4895719652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Kol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Frankfurt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Stuttgart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Dusseldorf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Leipzig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 table:number-rows-repeated="104848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11/27/2022</text:date>, <text:time>18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21:42:35</meta:creation-date>
    <meta:editing-duration>PT7H47M26S</meta:editing-duration>
    <meta:editing-cycles>7</meta:editing-cycles>
    <meta:generator>OpenOffice/4.1.13$Unix OpenOffice.org_project/4113m1$Build-9810</meta:generator>
    <dc:date>2022-11-27T18:38:17</dc:date>
    <meta:document-statistic meta:table-count="3" meta:cell-count="273" meta:object-count="0"/>
  </office:meta>
</office:document-meta>
</file>